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d4ea6b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-color="#ffffcc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-color="#e6e6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-color="#cc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8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2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9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8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1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04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4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2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0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0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6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3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9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4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4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2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2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15cm"/>
      <style:paragraph-properties style:writing-mode="lr-tb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-color="#e6e6ff"/>
      <style:paragraph-properties fo:text-align="center"/>
    </style:style>
    <style:style style:name="P4" style:family="paragraph">
      <loext:graphic-properties draw:fill-color="#cc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26.5cm" svg:height="20.038cm" draw:transform="skewX (0.00226892802759263) rotate (0.00226892802759263) translate (1.5cm 0.462cm)">
          <text:p/>
        </draw:rect>
        <draw:rect draw:style-name="gr2" draw:text-style-name="P2" draw:layer="layout" svg:width="25.5cm" svg:height="17.949cm" draw:transform="skewX (0.0020943951023932) rotate (0.0020943951023932) translate (2cm 2.051cm)">
          <text:p/>
        </draw:rect>
        <draw:rect draw:style-name="gr3" draw:text-style-name="P3" draw:layer="layout" svg:width="18.5cm" svg:height="10.47cm" draw:transform="skewX (0.0015707963267949) rotate (0.0015707963267949) translate (2.5cm 3.03cm)">
          <text:p/>
        </draw:rect>
        <draw:rect draw:style-name="gr3" draw:text-style-name="P3" draw:layer="layout" svg:width="7.2cm" svg:height="1cm" svg:x="2.5cm" svg:y="14cm">
          <text:p/>
        </draw:rect>
        <draw:rect draw:style-name="gr4" draw:text-style-name="P4" draw:layer="layout" svg:width="17.5cm" svg:height="1cm" svg:x="3cm" svg:y="12cm">
          <text:p/>
        </draw:rect>
        <draw:rect draw:style-name="gr4" draw:text-style-name="P4" draw:layer="layout" svg:width="17.5cm" svg:height="2cm" svg:x="3cm" svg:y="9.5cm">
          <text:p/>
        </draw:rect>
        <draw:rect draw:style-name="gr4" draw:text-style-name="P4" draw:layer="layout" svg:width="17.5cm" svg:height="4.9cm" svg:x="3cm" svg:y="4.1cm">
          <text:p/>
        </draw:rect>
        <draw:rect draw:style-name="gr5" draw:text-style-name="P5" draw:layer="layout" svg:width="4cm" svg:height="1cm" svg:x="7cm" svg:y="4.5cm">
          <text:p/>
        </draw:rect>
        <draw:rect draw:style-name="gr5" draw:text-style-name="P5" draw:layer="layout" svg:width="4cm" svg:height="1cm" svg:x="7cm" svg:y="6cm">
          <text:p/>
        </draw:rect>
        <draw:rect draw:style-name="gr5" draw:text-style-name="P5" draw:layer="layout" svg:width="4cm" svg:height="1cm" svg:x="7cm" svg:y="7.5cm">
          <text:p/>
        </draw:rect>
        <draw:rect draw:style-name="gr5" draw:text-style-name="P5" draw:layer="layout" svg:width="4cm" svg:height="1cm" svg:x="11.5cm" svg:y="4.5cm">
          <text:p/>
        </draw:rect>
        <draw:rect draw:style-name="gr5" draw:text-style-name="P5" draw:layer="layout" svg:width="4cm" svg:height="1cm" svg:x="11.5cm" svg:y="6cm">
          <text:p/>
        </draw:rect>
        <draw:rect draw:style-name="gr5" draw:text-style-name="P5" draw:layer="layout" svg:width="4cm" svg:height="1cm" svg:x="11.5cm" svg:y="7.5cm">
          <text:p/>
        </draw:rect>
        <draw:rect draw:style-name="gr5" draw:text-style-name="P5" draw:layer="layout" svg:width="4cm" svg:height="1cm" svg:x="16cm" svg:y="4.5cm">
          <text:p/>
        </draw:rect>
        <draw:rect draw:style-name="gr5" draw:text-style-name="P5" draw:layer="layout" svg:width="4cm" svg:height="2.5cm" svg:x="16cm" svg:y="6cm">
          <text:p/>
        </draw:rect>
        <draw:frame draw:style-name="gr6" draw:text-style-name="P6" draw:layer="layout" svg:width="2.547cm" svg:height="0.725cm" svg:x="2.7cm" svg:y="3.1cm">
          <draw:text-box>
            <text:p><text:span text:style-name="T1">mmRISC.v</text:span></text:p>
          </draw:text-box>
        </draw:frame>
        <draw:frame draw:style-name="gr7" draw:text-style-name="P6" draw:layer="layout" svg:width="2.348cm" svg:height="0.725cm" svg:x="3.2cm" svg:y="4.2cm">
          <draw:text-box>
            <text:p><text:span text:style-name="T1">cpu_top.v</text:span></text:p>
          </draw:text-box>
        </draw:frame>
        <draw:frame draw:style-name="gr8" draw:text-style-name="P6" draw:layer="layout" svg:width="3.055cm" svg:height="0.725cm" svg:x="3.045cm" svg:y="12.175cm">
          <draw:text-box>
            <text:p><text:span text:style-name="T1">bus_m_ahb.v</text:span></text:p>
          </draw:text-box>
        </draw:frame>
        <draw:frame draw:style-name="gr9" draw:text-style-name="P6" draw:layer="layout" svg:width="2.784cm" svg:height="0.725cm" svg:x="2.6cm" svg:y="14.075cm">
          <draw:text-box>
            <text:p><text:span text:style-name="T1">csr_mtime.v</text:span></text:p>
          </draw:text-box>
        </draw:frame>
        <draw:frame draw:style-name="gr10" draw:text-style-name="P6" draw:layer="layout" svg:width="2.678cm" svg:height="0.725cm" svg:x="7.722cm" svg:y="4.675cm">
          <draw:text-box>
            <text:p><text:span text:style-name="T1">cpu_fetch.v</text:span></text:p>
          </draw:text-box>
        </draw:frame>
        <draw:frame draw:style-name="gr11" draw:text-style-name="P6" draw:layer="layout" svg:width="3.22cm" svg:height="0.725cm" svg:x="7.3cm" svg:y="6.075cm">
          <draw:text-box>
            <text:p><text:span text:style-name="T1">cpu_pipeline.v</text:span></text:p>
          </draw:text-box>
        </draw:frame>
        <draw:frame draw:style-name="gr12" draw:text-style-name="P6" draw:layer="layout" svg:width="3.415cm" svg:height="0.725cm" svg:x="7.285cm" svg:y="7.575cm">
          <draw:text-box>
            <text:p><text:span text:style-name="T1">cpu_datapath.v</text:span></text:p>
          </draw:text-box>
        </draw:frame>
        <draw:frame draw:style-name="gr13" draw:text-style-name="P6" draw:layer="layout" svg:width="2.297cm" svg:height="0.725cm" svg:x="12.303cm" svg:y="4.6cm">
          <draw:text-box>
            <text:p><text:span text:style-name="T1">cpu_csr.v</text:span></text:p>
          </draw:text-box>
        </draw:frame>
        <draw:frame draw:style-name="gr14" draw:text-style-name="P6" draw:layer="layout" svg:width="3.004cm" svg:height="0.725cm" svg:x="11.896cm" svg:y="6.075cm">
          <draw:text-box>
            <text:p><text:span text:style-name="T1">cpu_csr_int.v</text:span></text:p>
          </draw:text-box>
        </draw:frame>
        <draw:frame draw:style-name="gr15" draw:text-style-name="P6" draw:layer="layout" svg:width="3.266cm" svg:height="0.725cm" svg:x="11.734cm" svg:y="7.575cm">
          <draw:text-box>
            <text:p><text:span text:style-name="T1">cpu_csr_dbg.v</text:span></text:p>
          </draw:text-box>
        </draw:frame>
        <draw:frame draw:style-name="gr16" draw:text-style-name="P6" draw:layer="layout" svg:width="2.94cm" svg:height="0.725cm" svg:x="16.3cm" svg:y="4.6cm">
          <draw:text-box>
            <text:p><text:span text:style-name="T1">cpu_debug.v</text:span></text:p>
          </draw:text-box>
        </draw:frame>
        <draw:frame draw:style-name="gr17" draw:text-style-name="P6" draw:layer="layout" svg:width="2.822cm" svg:height="0.725cm" svg:x="16.578cm" svg:y="6.775cm">
          <draw:text-box>
            <text:p><text:span text:style-name="T1">cpu_fpu32.v</text:span></text:p>
          </draw:text-box>
        </draw:frame>
        <draw:frame draw:style-name="gr18" draw:text-style-name="P6" draw:layer="layout" svg:width="3.499cm" svg:height="0.725cm" svg:x="6.8cm" svg:y="2.1cm">
          <draw:text-box>
            <text:p><text:span text:style-name="T1">(defines_chip.v)</text:span></text:p>
          </draw:text-box>
        </draw:frame>
        <draw:rect draw:style-name="gr5" draw:text-style-name="P5" draw:layer="layout" svg:width="4cm" svg:height="1cm" svg:x="7cm" svg:y="10cm">
          <text:p/>
        </draw:rect>
        <draw:rect draw:style-name="gr5" draw:text-style-name="P5" draw:layer="layout" svg:width="4cm" svg:height="1cm" svg:x="11.5cm" svg:y="10cm">
          <text:p/>
        </draw:rect>
        <draw:rect draw:style-name="gr5" draw:text-style-name="P5" draw:layer="layout" svg:width="4cm" svg:height="1cm" svg:x="16cm" svg:y="10cm">
          <text:p/>
        </draw:rect>
        <draw:frame draw:style-name="gr19" draw:text-style-name="P6" draw:layer="layout" svg:width="2.847cm" svg:height="0.725cm" svg:x="3.153cm" svg:y="9.6cm">
          <draw:text-box>
            <text:p><text:span text:style-name="T1">debug_top.v</text:span></text:p>
          </draw:text-box>
        </draw:frame>
        <draw:frame draw:style-name="gr20" draw:text-style-name="P6" draw:layer="layout" svg:width="3.884cm" svg:height="0.725cm" svg:x="6.916cm" svg:y="10.1cm">
          <draw:text-box>
            <text:p><text:span text:style-name="T1">debug_dtm_jtag.v</text:span></text:p>
          </draw:text-box>
        </draw:frame>
        <draw:frame draw:style-name="gr21" draw:text-style-name="P6" draw:layer="layout" svg:width="2.915cm" svg:height="0.725cm" svg:x="12.057cm" svg:y="10.149cm">
          <draw:text-box>
            <text:p><text:span text:style-name="T1">debug_cdc.v</text:span></text:p>
          </draw:text-box>
        </draw:frame>
        <draw:frame draw:style-name="gr22" draw:text-style-name="P6" draw:layer="layout" svg:width="2.843cm" svg:height="0.725cm" svg:x="16.757cm" svg:y="10.15cm">
          <draw:text-box>
            <text:p><text:span text:style-name="T1">debug_dm.v</text:span></text:p>
          </draw:text-box>
        </draw:frame>
        <draw:frame draw:style-name="gr6" draw:text-style-name="P6" draw:layer="layout" svg:width="2.547cm" svg:height="0.725cm" svg:x="2.201cm" svg:y="2.001cm">
          <draw:text-box>
            <text:p><text:span text:style-name="T1">chip_top.v</text:span></text:p>
          </draw:text-box>
        </draw:frame>
        <draw:rect draw:style-name="gr3" draw:text-style-name="P3" draw:layer="layout" svg:width="2.5cm" svg:height="2.9cm" svg:x="24.5cm" svg:y="16.5cm">
          <text:p/>
        </draw:rect>
        <draw:frame draw:style-name="gr23" draw:text-style-name="P8" draw:layer="layout" svg:width="2.547cm" svg:height="1.199cm" svg:x="24.553cm" svg:y="16.7cm">
          <draw:text-box>
            <text:p text:style-name="P7"><text:span text:style-name="T1">PLL.v </text:span></text:p>
            <text:p text:style-name="P7"><text:span text:style-name="T1">(FPGA IP)</text:span></text:p>
          </draw:text-box>
        </draw:frame>
        <draw:rect draw:style-name="gr3" draw:text-style-name="P3" draw:layer="layout" svg:width="5.5cm" svg:height="7cm" svg:x="21.5cm" svg:y="4cm">
          <text:p/>
        </draw:rect>
        <draw:frame draw:style-name="gr6" draw:text-style-name="P6" draw:layer="layout" svg:width="2.547cm" svg:height="0.725cm" svg:x="21.6cm" svg:y="4.075cm">
          <draw:text-box>
            <text:p><text:span text:style-name="T1">ahb_top.v</text:span></text:p>
          </draw:text-box>
        </draw:frame>
        <draw:rect draw:style-name="gr4" draw:text-style-name="P4" draw:layer="layout" svg:width="4.5cm" svg:height="1cm" svg:x="22cm" svg:y="5cm">
          <text:p/>
        </draw:rect>
        <draw:frame draw:style-name="gr24" draw:text-style-name="P6" draw:layer="layout" svg:width="4.045cm" svg:height="0.725cm" svg:x="22.178cm" svg:y="5.1cm">
          <draw:text-box>
            <text:p><text:span text:style-name="T1">ahb_master_port.v</text:span></text:p>
          </draw:text-box>
        </draw:frame>
        <draw:rect draw:style-name="gr4" draw:text-style-name="P4" draw:layer="layout" svg:width="4.5cm" svg:height="2.5cm" svg:x="22cm" svg:y="6.5cm">
          <text:p/>
        </draw:rect>
        <draw:frame draw:style-name="gr25" draw:text-style-name="P6" draw:layer="layout" svg:width="4.096cm" svg:height="0.725cm" svg:x="22.179cm" svg:y="6.601cm">
          <draw:text-box>
            <text:p><text:span text:style-name="T1">ahb_interconnect.v</text:span></text:p>
          </draw:text-box>
        </draw:frame>
        <draw:rect draw:style-name="gr5" draw:text-style-name="P5" draw:layer="layout" svg:width="3.5cm" svg:height="1cm" svg:x="22.5cm" svg:y="7.5cm">
          <text:p/>
        </draw:rect>
        <draw:frame draw:style-name="gr17" draw:text-style-name="P6" draw:layer="layout" svg:width="2.822cm" svg:height="0.725cm" svg:x="22.878cm" svg:y="7.6cm">
          <draw:text-box>
            <text:p><text:span text:style-name="T1">ahb_arb.v</text:span></text:p>
          </draw:text-box>
        </draw:frame>
        <draw:rect draw:style-name="gr4" draw:text-style-name="P4" draw:layer="layout" svg:width="4.5cm" svg:height="1cm" svg:x="22cm" svg:y="9.5cm">
          <text:p/>
        </draw:rect>
        <draw:frame draw:style-name="gr26" draw:text-style-name="P6" draw:layer="layout" svg:width="3.741cm" svg:height="0.725cm" svg:x="22.178cm" svg:y="9.6cm">
          <draw:text-box>
            <text:p><text:span text:style-name="T1">ahb_slave_port.v</text:span></text:p>
          </draw:text-box>
        </draw:frame>
        <draw:rect draw:style-name="gr3" draw:text-style-name="P3" draw:layer="layout" svg:width="2.5cm" svg:height="4.5cm" svg:x="21.5cm" svg:y="11.5cm">
          <text:p/>
        </draw:rect>
        <draw:rect draw:style-name="gr3" draw:text-style-name="P3" draw:layer="layout" svg:width="2.5cm" svg:height="4.5cm" svg:x="24.5cm" svg:y="11.5cm">
          <text:p/>
        </draw:rect>
        <draw:frame draw:style-name="gr27" draw:text-style-name="P6" draw:layer="layout" svg:width="1.56cm" svg:height="0.725cm" svg:x="21.953cm" svg:y="13.1cm">
          <draw:text-box>
            <text:p><text:span text:style-name="T1">ram.v</text:span></text:p>
          </draw:text-box>
        </draw:frame>
        <draw:frame draw:style-name="gr28" draw:text-style-name="P8" draw:layer="layout" svg:width="2.627cm" svg:height="1.673cm" svg:x="24.44cm" svg:y="13.101cm">
          <draw:text-box>
            <text:p text:style-name="P7"><text:span text:style-name="T1">ram.v</text:span></text:p>
            <text:p text:style-name="P7"><text:span text:style-name="T1">or</text:span></text:p>
            <text:p text:style-name="P7"><text:span text:style-name="T1">ram_fpga.v</text:span></text:p>
          </draw:text-box>
        </draw:frame>
        <draw:rect draw:style-name="gr3" draw:text-style-name="P3" draw:layer="layout" svg:width="4.9cm" svg:height="1cm" svg:x="10.2cm" svg:y="14cm">
          <text:p/>
        </draw:rect>
        <draw:rect draw:style-name="gr3" draw:text-style-name="P3" draw:layer="layout" svg:width="5.4cm" svg:height="5.4cm" svg:x="15.6cm" svg:y="14cm">
          <text:p/>
        </draw:rect>
        <draw:rect draw:style-name="gr3" draw:text-style-name="P3" draw:layer="layout" svg:width="2.5cm" svg:height="2.9cm" svg:x="21.5cm" svg:y="16.5cm">
          <text:p/>
        </draw:rect>
        <draw:frame draw:style-name="gr9" draw:text-style-name="P6" draw:layer="layout" svg:width="2.784cm" svg:height="0.725cm" svg:x="11.5cm" svg:y="14.175cm">
          <draw:text-box>
            <text:p><text:span text:style-name="T1">int_gen.v</text:span></text:p>
          </draw:text-box>
        </draw:frame>
        <draw:frame draw:style-name="gr29" draw:text-style-name="P6" draw:layer="layout" svg:width="1.565cm" svg:height="0.725cm" svg:x="15.6cm" svg:y="14cm">
          <draw:text-box>
            <text:p><text:span text:style-name="T1">uart.v</text:span></text:p>
          </draw:text-box>
        </draw:frame>
        <draw:rect draw:style-name="gr4" draw:text-style-name="P4" draw:layer="layout" svg:width="3.6cm" svg:height="3.3cm" svg:x="17.1cm" svg:y="14.3cm">
          <text:p/>
        </draw:rect>
        <draw:frame draw:style-name="gr9" draw:text-style-name="P6" draw:layer="layout" svg:width="2.784cm" svg:height="0.725cm" svg:x="17.6cm" svg:y="14.275cm">
          <draw:text-box>
            <text:p><text:span text:style-name="T1">sasc_top.v</text:span></text:p>
          </draw:text-box>
        </draw:frame>
        <draw:rect draw:style-name="gr5" draw:text-style-name="P5" draw:layer="layout" svg:width="3cm" svg:height="1cm" svg:x="17.4cm" svg:y="16.3cm">
          <text:p/>
        </draw:rect>
        <draw:frame draw:style-name="gr9" draw:text-style-name="P6" draw:layer="layout" svg:width="2.784cm" svg:height="0.725cm" svg:x="17.4cm" svg:y="16.476cm">
          <draw:text-box>
            <text:p><text:span text:style-name="T1">sasc_fifo4.v</text:span></text:p>
          </draw:text-box>
        </draw:frame>
        <draw:rect draw:style-name="gr4" draw:text-style-name="P4" draw:layer="layout" svg:width="3.6cm" svg:height="0.9cm" svg:x="17.1cm" svg:y="17.9cm">
          <text:p/>
        </draw:rect>
        <draw:frame draw:style-name="gr9" draw:text-style-name="P6" draw:layer="layout" svg:width="2.784cm" svg:height="0.725cm" svg:x="17.7cm" svg:y="18cm">
          <draw:text-box>
            <text:p><text:span text:style-name="T1">sasc_brg.v</text:span></text:p>
          </draw:text-box>
        </draw:frame>
        <draw:frame draw:style-name="gr30" draw:text-style-name="P6" draw:layer="layout" svg:width="2.902cm" svg:height="0.725cm" svg:x="15.598cm" svg:y="18.7cm">
          <draw:text-box>
            <text:p><text:span text:style-name="T1">(timescale.v)</text:span></text:p>
          </draw:text-box>
        </draw:frame>
        <draw:frame draw:style-name="gr29" draw:text-style-name="P6" draw:layer="layout" svg:width="1.565cm" svg:height="0.725cm" svg:x="22.04cm" svg:y="16.9cm">
          <draw:text-box>
            <text:p><text:span text:style-name="T1">port.v</text:span></text:p>
          </draw:text-box>
        </draw:frame>
        <draw:frame draw:style-name="gr31" draw:text-style-name="P8" draw:layer="layout" svg:width="1.56cm" svg:height="1.199cm" svg:x="22.053cm" svg:y="11.575cm">
          <draw:text-box>
            <text:p text:style-name="P9"><text:span text:style-name="T1">Data</text:span></text:p>
            <text:p text:style-name="P9"><text:span text:style-name="T1">RAM</text:span></text:p>
          </draw:text-box>
        </draw:frame>
        <draw:frame draw:style-name="gr32" draw:text-style-name="P8" draw:layer="layout" svg:width="2.462cm" svg:height="1.199cm" svg:x="24.554cm" svg:y="11.576cm">
          <draw:text-box>
            <text:p text:style-name="P9"><text:span text:style-name="T1">Instruction</text:span></text:p>
            <text:p text:style-name="P9"><text:span text:style-name="T1">RAM</text:span></text:p>
          </draw:text-box>
        </draw:frame>
        <draw:rect draw:style-name="gr3" draw:text-style-name="P3" draw:layer="layout" svg:width="4.888cm" svg:height="3.9cm" svg:x="10.2cm" svg:y="15.5cm">
          <text:p/>
        </draw:rect>
        <draw:frame draw:style-name="gr33" draw:text-style-name="P6" draw:layer="layout" svg:width="1.374cm" svg:height="0.725cm" svg:x="10.088cm" svg:y="15.475cm">
          <draw:text-box>
            <text:p><text:span text:style-name="T1">spi.v</text:span></text:p>
          </draw:text-box>
        </draw:frame>
        <draw:rect draw:style-name="gr4" draw:text-style-name="P4" draw:layer="layout" svg:width="3.388cm" svg:height="3.3cm" svg:x="11.4cm" svg:y="15.8cm">
          <text:p/>
        </draw:rect>
        <draw:frame draw:style-name="gr34" draw:text-style-name="P6" draw:layer="layout" svg:width="3.664cm" svg:height="0.725cm" svg:x="11.288cm" svg:y="15.775cm">
          <draw:text-box>
            <text:p><text:span text:style-name="T1">simple_spi_top.v</text:span></text:p>
          </draw:text-box>
        </draw:frame>
        <draw:rect draw:style-name="gr5" draw:text-style-name="P5" draw:layer="layout" svg:width="2.812cm" svg:height="1cm" svg:x="11.688cm" svg:y="16.5cm">
          <text:p/>
        </draw:rect>
        <draw:frame draw:style-name="gr35" draw:text-style-name="P6" draw:layer="layout" svg:width="1.926cm" svg:height="0.725cm" svg:x="12.338cm" svg:y="16.676cm">
          <draw:text-box>
            <text:p><text:span text:style-name="T1">fifo4.v</text:span></text:p>
          </draw:text-box>
        </draw:frame>
        <draw:rect draw:style-name="gr3" draw:text-style-name="P3" draw:layer="layout" svg:width="7.2cm" svg:height="3.9cm" svg:x="2.5cm" svg:y="15.5cm">
          <text:p/>
        </draw:rect>
        <draw:frame draw:style-name="gr36" draw:text-style-name="P6" draw:layer="layout" svg:width="1.374cm" svg:height="1.199cm" svg:x="2.426cm" svg:y="15.576cm">
          <draw:text-box>
            <text:p><text:span text:style-name="T1">i2c.v</text:span></text:p>
            <text:p><text:span text:style-name="T1">x 2</text:span></text:p>
          </draw:text-box>
        </draw:frame>
        <draw:rect draw:style-name="gr4" draw:text-style-name="P4" draw:layer="layout" svg:width="5.7cm" svg:height="2.9cm" svg:x="3.7cm" svg:y="15.8cm">
          <text:p/>
        </draw:rect>
        <draw:frame draw:style-name="gr37" draw:text-style-name="P6" draw:layer="layout" svg:width="3.736cm" svg:height="0.725cm" svg:x="3.726cm" svg:y="15.775cm">
          <draw:text-box>
            <text:p><text:span text:style-name="T1">i2c_master_top.v</text:span></text:p>
          </draw:text-box>
        </draw:frame>
        <draw:frame draw:style-name="gr30" draw:text-style-name="P6" draw:layer="layout" svg:width="2.902cm" svg:height="0.725cm" svg:x="6.598cm" svg:y="18.675cm">
          <draw:text-box>
            <text:p><text:span text:style-name="T1">(timescale.v)</text:span></text:p>
          </draw:text-box>
        </draw:frame>
        <draw:frame draw:style-name="gr38" draw:text-style-name="P6" draw:layer="layout" svg:width="4.795cm" svg:height="0.725cm" svg:x="2.3cm" svg:y="18.675cm">
          <draw:text-box>
            <text:p><text:span text:style-name="T1">(i2c_master_defines.v)</text:span></text:p>
          </draw:text-box>
        </draw:frame>
        <draw:rect draw:style-name="gr5" draw:text-style-name="P5" draw:layer="layout" svg:width="5.1cm" svg:height="1.9cm" svg:x="4cm" svg:y="16.5cm">
          <text:p/>
        </draw:rect>
        <draw:frame draw:style-name="gr39" draw:text-style-name="P6" draw:layer="layout" svg:width="4.748cm" svg:height="0.725cm" svg:x="4.026cm" svg:y="16.476cm">
          <draw:text-box>
            <text:p><text:span text:style-name="T1">i2c_master_byte_ctrl.v</text:span></text:p>
          </draw:text-box>
        </draw:frame>
        <draw:rect draw:style-name="gr5" draw:text-style-name="P5" draw:layer="layout" svg:width="4.5cm" svg:height="0.9cm" svg:x="4.3cm" svg:y="17.2cm">
          <text:p/>
        </draw:rect>
        <draw:frame draw:style-name="gr40" draw:text-style-name="P6" draw:layer="layout" svg:width="4.392cm" svg:height="0.725cm" svg:x="4.426cm" svg:y="17.277cm">
          <draw:text-box>
            <text:p><text:span text:style-name="T1">i2c_master_bit_ctrl.v</text:span></text:p>
          </draw:text-box>
        </draw:frame>
        <draw:rect draw:style-name="gr5" draw:text-style-name="P5" draw:layer="layout" svg:width="2.812cm" svg:height="1cm" svg:x="11.688cm" svg:y="17.8cm">
          <text:p/>
        </draw:rect>
        <draw:frame draw:style-name="gr35" draw:text-style-name="P6" draw:layer="layout" svg:width="1.926cm" svg:height="0.725cm" svg:x="12.338cm" svg:y="17.977cm">
          <draw:text-box>
            <text:p><text:span text:style-name="T1">fifo4.v</text:span></text:p>
          </draw:text-box>
        </draw:frame>
        <draw:rect draw:style-name="gr5" draw:text-style-name="P5" draw:layer="layout" svg:width="3cm" svg:height="1cm" svg:x="17.4cm" svg:y="15cm">
          <text:p/>
        </draw:rect>
        <draw:frame draw:style-name="gr9" draw:text-style-name="P6" draw:layer="layout" svg:width="2.784cm" svg:height="0.725cm" svg:x="17.5cm" svg:y="15.075cm">
          <draw:text-box>
            <text:p><text:span text:style-name="T1">sasc_fifo4.v</text:span></text:p>
          </draw:text-box>
        </draw:frame>
        <draw:frame draw:style-name="gr41" draw:text-style-name="P6" draw:layer="layout" svg:width="3.546cm" svg:height="0.725cm" svg:x="6.801cm" svg:y="3.201cm">
          <draw:text-box>
            <text:p><text:span text:style-name="T1">(defines_core.v)</text:span></text:p>
          </draw:text-box>
        </draw:frame>
        <draw:frame draw:style-name="gr42" draw:text-style-name="P6" draw:layer="layout" svg:width="3.597cm" svg:height="0.725cm" svg:x="1.702cm" svg:y="0.502cm">
          <draw:text-box>
            <text:p><text:span text:style-name="T1">chip_top_wrap.v</text:span></text:p>
          </draw:text-box>
        </draw:frame>
        <draw:frame draw:style-name="gr18" draw:text-style-name="P6" draw:layer="layout" svg:width="3.499cm" svg:height="0.725cm" svg:x="5.401cm" svg:y="0.501cm">
          <draw:text-box>
            <text:p><text:span text:style-name="T1">(defines_chip.v)</text:span></text:p>
          </draw:text-box>
        </draw:frame>
        <draw:rect draw:style-name="gr5" draw:text-style-name="P5" draw:layer="layout" svg:width="4cm" svg:height="1cm" svg:x="22.3cm" svg:y="2.5cm">
          <text:p/>
        </draw:rect>
        <draw:rect draw:style-name="gr5" draw:text-style-name="P5" draw:layer="layout" svg:width="4cm" svg:height="1cm" svg:x="22.199cm" svg:y="0.7cm">
          <text:p/>
        </draw:rect>
        <draw:frame draw:style-name="gr43" draw:text-style-name="P6" draw:layer="layout" svg:width="3.927cm" svg:height="0.725cm" svg:x="22.3cm" svg:y="2.6cm">
          <draw:text-box>
            <text:p><text:span text:style-name="T1">cjtag_2_jtag.v <text:s text:c="2"/>(*)</text:span></text:p>
          </draw:text-box>
        </draw:frame>
        <draw:frame draw:style-name="gr44" draw:text-style-name="P6" draw:layer="layout" svg:width="4.189cm" svg:height="0.725cm" svg:x="22.1cm" svg:y="0.801cm">
          <draw:text-box>
            <text:p><text:span text:style-name="T1">cjtag_adapter.v <text:s text:c="2"/>(*)</text:span></text:p>
          </draw:text-box>
        </draw:frame>
        <draw:frame draw:style-name="gr45" draw:text-style-name="P6" draw:layer="layout" svg:width="6.75cm" svg:height="0.725cm" svg:x="15.05cm" svg:y="0.875cm">
          <draw:text-box>
            <text:p><text:span text:style-name="T1">(*) Used when cJTAG is enabled.</text:span></text:p>
          </draw:text-box>
        </draw:frame>
      </draw:page>
      <draw:page draw:name="page2" draw:style-name="dp1" draw:master-page-name="標準">
        <draw:rect draw:style-name="gr3" draw:text-style-name="P3" draw:layer="layout" svg:width="19cm" svg:height="11cm" draw:transform="skewX (0.00174532925199433) rotate (0.00174532925199433) translate (4.5cm 2cm)">
          <text:p/>
        </draw:rect>
        <draw:rect draw:style-name="gr4" draw:text-style-name="P4" draw:layer="layout" svg:width="17.5cm" svg:height="4.9cm" svg:x="5.6cm" svg:y="3cm">
          <text:p/>
        </draw:rect>
        <draw:rect draw:style-name="gr4" draw:text-style-name="P4" draw:layer="layout" svg:width="17.5cm" svg:height="4.9cm" svg:x="5.4cm" svg:y="3.2cm">
          <text:p/>
        </draw:rect>
        <draw:rect draw:style-name="gr4" draw:text-style-name="P4" draw:layer="layout" svg:width="17.5cm" svg:height="4.9cm" svg:x="5.2cm" svg:y="3.4cm">
          <text:p/>
        </draw:rect>
        <draw:rect draw:style-name="gr3" draw:text-style-name="P3" draw:layer="layout" svg:width="19cm" svg:height="1cm" svg:x="4.5cm" svg:y="13.5cm">
          <text:p/>
        </draw:rect>
        <draw:rect draw:style-name="gr4" draw:text-style-name="P4" draw:layer="layout" svg:width="17.5cm" svg:height="1cm" svg:x="5cm" svg:y="11.5cm">
          <text:p/>
        </draw:rect>
        <draw:rect draw:style-name="gr4" draw:text-style-name="P4" draw:layer="layout" svg:width="17.5cm" svg:height="2cm" svg:x="5cm" svg:y="9cm">
          <text:p/>
        </draw:rect>
        <draw:rect draw:style-name="gr4" draw:text-style-name="P4" draw:layer="layout" svg:width="17.5cm" svg:height="4.9cm" svg:x="5cm" svg:y="3.6cm">
          <text:p/>
        </draw:rect>
        <draw:rect draw:style-name="gr5" draw:text-style-name="P5" draw:layer="layout" svg:width="4cm" svg:height="1cm" svg:x="9cm" svg:y="4cm">
          <text:p/>
        </draw:rect>
        <draw:rect draw:style-name="gr5" draw:text-style-name="P5" draw:layer="layout" svg:width="4cm" svg:height="1cm" svg:x="9cm" svg:y="5.5cm">
          <text:p/>
        </draw:rect>
        <draw:rect draw:style-name="gr5" draw:text-style-name="P5" draw:layer="layout" svg:width="4cm" svg:height="1cm" svg:x="9cm" svg:y="7cm">
          <text:p/>
        </draw:rect>
        <draw:rect draw:style-name="gr5" draw:text-style-name="P5" draw:layer="layout" svg:width="4cm" svg:height="1cm" svg:x="13.5cm" svg:y="4cm">
          <text:p/>
        </draw:rect>
        <draw:rect draw:style-name="gr5" draw:text-style-name="P5" draw:layer="layout" svg:width="4cm" svg:height="1cm" svg:x="13.5cm" svg:y="5.5cm">
          <text:p/>
        </draw:rect>
        <draw:rect draw:style-name="gr5" draw:text-style-name="P5" draw:layer="layout" svg:width="4cm" svg:height="1cm" svg:x="13.5cm" svg:y="7cm">
          <text:p/>
        </draw:rect>
        <draw:rect draw:style-name="gr5" draw:text-style-name="P5" draw:layer="layout" svg:width="4cm" svg:height="1cm" svg:x="18cm" svg:y="4cm">
          <text:p/>
        </draw:rect>
        <draw:rect draw:style-name="gr5" draw:text-style-name="P5" draw:layer="layout" svg:width="4cm" svg:height="2.5cm" svg:x="18cm" svg:y="5.5cm">
          <text:p/>
        </draw:rect>
        <draw:frame draw:style-name="gr6" draw:text-style-name="P6" draw:layer="layout" svg:width="2.547cm" svg:height="0.725cm" svg:x="4.7cm" svg:y="2cm">
          <draw:text-box>
            <text:p><text:span text:style-name="T1">mmRISC.v</text:span></text:p>
          </draw:text-box>
        </draw:frame>
        <draw:frame draw:style-name="gr7" draw:text-style-name="P6" draw:layer="layout" svg:width="2.348cm" svg:height="0.725cm" svg:x="5.2cm" svg:y="3.7cm">
          <draw:text-box>
            <text:p><text:span text:style-name="T1">cpu_top.v</text:span></text:p>
          </draw:text-box>
        </draw:frame>
        <draw:frame draw:style-name="gr8" draw:text-style-name="P6" draw:layer="layout" svg:width="3.055cm" svg:height="0.725cm" svg:x="5.045cm" svg:y="11.675cm">
          <draw:text-box>
            <text:p><text:span text:style-name="T1">bus_m_ahb.v</text:span></text:p>
          </draw:text-box>
        </draw:frame>
        <draw:frame draw:style-name="gr9" draw:text-style-name="P6" draw:layer="layout" svg:width="2.784cm" svg:height="0.725cm" svg:x="4.6cm" svg:y="13.575cm">
          <draw:text-box>
            <text:p><text:span text:style-name="T1">csr_mtime.v</text:span></text:p>
          </draw:text-box>
        </draw:frame>
        <draw:frame draw:style-name="gr10" draw:text-style-name="P6" draw:layer="layout" svg:width="2.678cm" svg:height="0.725cm" svg:x="9.722cm" svg:y="4.175cm">
          <draw:text-box>
            <text:p><text:span text:style-name="T1">cpu_fetch.v</text:span></text:p>
          </draw:text-box>
        </draw:frame>
        <draw:frame draw:style-name="gr11" draw:text-style-name="P6" draw:layer="layout" svg:width="3.22cm" svg:height="0.725cm" svg:x="9.3cm" svg:y="5.575cm">
          <draw:text-box>
            <text:p><text:span text:style-name="T1">cpu_pipeline.v</text:span></text:p>
          </draw:text-box>
        </draw:frame>
        <draw:frame draw:style-name="gr12" draw:text-style-name="P6" draw:layer="layout" svg:width="3.415cm" svg:height="0.725cm" svg:x="9.285cm" svg:y="7.075cm">
          <draw:text-box>
            <text:p><text:span text:style-name="T1">cpu_datapath.v</text:span></text:p>
          </draw:text-box>
        </draw:frame>
        <draw:frame draw:style-name="gr13" draw:text-style-name="P6" draw:layer="layout" svg:width="2.297cm" svg:height="0.725cm" svg:x="14.303cm" svg:y="4.1cm">
          <draw:text-box>
            <text:p><text:span text:style-name="T1">cpu_csr.v</text:span></text:p>
          </draw:text-box>
        </draw:frame>
        <draw:frame draw:style-name="gr14" draw:text-style-name="P6" draw:layer="layout" svg:width="3.004cm" svg:height="0.725cm" svg:x="13.896cm" svg:y="5.575cm">
          <draw:text-box>
            <text:p><text:span text:style-name="T1">cpu_csr_int.v</text:span></text:p>
          </draw:text-box>
        </draw:frame>
        <draw:frame draw:style-name="gr15" draw:text-style-name="P6" draw:layer="layout" svg:width="3.266cm" svg:height="0.725cm" svg:x="13.734cm" svg:y="7.075cm">
          <draw:text-box>
            <text:p><text:span text:style-name="T1">cpu_csr_dbg.v</text:span></text:p>
          </draw:text-box>
        </draw:frame>
        <draw:frame draw:style-name="gr16" draw:text-style-name="P6" draw:layer="layout" svg:width="2.94cm" svg:height="0.725cm" svg:x="18.3cm" svg:y="4.1cm">
          <draw:text-box>
            <text:p><text:span text:style-name="T1">cpu_debug.v</text:span></text:p>
          </draw:text-box>
        </draw:frame>
        <draw:frame draw:style-name="gr17" draw:text-style-name="P6" draw:layer="layout" svg:width="2.822cm" svg:height="0.725cm" svg:x="18.578cm" svg:y="6.275cm">
          <draw:text-box>
            <text:p><text:span text:style-name="T1">cpu_fpu32.v</text:span></text:p>
          </draw:text-box>
        </draw:frame>
        <draw:frame draw:style-name="gr41" draw:text-style-name="P6" draw:layer="layout" svg:width="3.546cm" svg:height="0.725cm" svg:x="8.6cm" svg:y="2.075cm">
          <draw:text-box>
            <text:p><text:span text:style-name="T1">(defines_core.v)</text:span></text:p>
          </draw:text-box>
        </draw:frame>
        <draw:rect draw:style-name="gr5" draw:text-style-name="P5" draw:layer="layout" svg:width="4cm" svg:height="1cm" svg:x="9cm" svg:y="9.5cm">
          <text:p/>
        </draw:rect>
        <draw:rect draw:style-name="gr5" draw:text-style-name="P5" draw:layer="layout" svg:width="4cm" svg:height="1cm" svg:x="13.5cm" svg:y="9.5cm">
          <text:p/>
        </draw:rect>
        <draw:rect draw:style-name="gr5" draw:text-style-name="P5" draw:layer="layout" svg:width="4cm" svg:height="1cm" svg:x="18cm" svg:y="9.5cm">
          <text:p/>
        </draw:rect>
        <draw:frame draw:style-name="gr19" draw:text-style-name="P6" draw:layer="layout" svg:width="2.847cm" svg:height="0.725cm" svg:x="5.153cm" svg:y="9.1cm">
          <draw:text-box>
            <text:p><text:span text:style-name="T1">debug_top.v</text:span></text:p>
          </draw:text-box>
        </draw:frame>
        <draw:frame draw:style-name="gr20" draw:text-style-name="P6" draw:layer="layout" svg:width="3.884cm" svg:height="0.725cm" svg:x="8.916cm" svg:y="9.6cm">
          <draw:text-box>
            <text:p><text:span text:style-name="T1">debug_dtm_jtag.v</text:span></text:p>
          </draw:text-box>
        </draw:frame>
        <draw:frame draw:style-name="gr21" draw:text-style-name="P6" draw:layer="layout" svg:width="2.915cm" svg:height="0.725cm" svg:x="14.057cm" svg:y="9.649cm">
          <draw:text-box>
            <text:p><text:span text:style-name="T1">debug_cdc.v</text:span></text:p>
          </draw:text-box>
        </draw:frame>
        <draw:frame draw:style-name="gr22" draw:text-style-name="P6" draw:layer="layout" svg:width="2.843cm" svg:height="0.725cm" svg:x="18.757cm" svg:y="9.65cm">
          <draw:text-box>
            <text:p><text:span text:style-name="T1">debug_dm.v</text:span></text:p>
          </draw:text-box>
        </draw:frame>
        <draw:rect draw:style-name="gr3" draw:text-style-name="P3" draw:layer="layout" svg:width="19cm" svg:height="1cm" svg:x="4.5cm" svg:y="15cm">
          <text:p/>
        </draw:rect>
        <draw:frame draw:style-name="gr46" draw:text-style-name="P6" draw:layer="layout" svg:width="5.015cm" svg:height="0.725cm" svg:x="4.6cm" svg:y="15.075cm">
          <draw:text-box>
            <text:p><text:span text:style-name="T1">cjtag_2_jtag.v (optional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7-30T16:51:23.665208456</dc:date>
    <meta:editing-duration>P1DT4H29M44S</meta:editing-duration>
    <meta:editing-cycles>237</meta:editing-cycles>
    <meta:generator>LibreOffice/7.5.3.2$MacOSX_AARCH64 LibreOffice_project/9f56dff12ba03b9acd7730a5a481eea045e468f3</meta:generator>
    <meta:document-statistic meta:object-count="133"/>
  </office:meta>
</office:document-meta>
</file>